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C0000038E7E5B5B19.png" manifest:media-type="image/png"/>
  <manifest:file-entry manifest:full-path="Pictures/100000010000078000000438AE24B1A2.png" manifest:media-type="image/png"/>
  <manifest:file-entry manifest:full-path="Pictures/1000000100000780000004387F853085.png" manifest:media-type="image/png"/>
  <manifest:file-entry manifest:full-path="Pictures/10000000000007800000043873D95C84.png" manifest:media-type="image/png"/>
  <manifest:file-entry manifest:full-path="Pictures/1000000100000780000004386500B26F.png" manifest:media-type="image/png"/>
  <manifest:file-entry manifest:full-path="Pictures/10000001000004F2000002FACC246E91.png" manifest:media-type="image/png"/>
  <manifest:file-entry manifest:full-path="Pictures/1000000100000560000002D7FDF9A4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607cm" svg:y="-1.078cm" svg:width="20.057cm" svg:height="11.837cm" draw:z-index="0"><draw:image xlink:href="Pictures/10000000000007800000043873D95C84.png" xlink:type="simple" xlink:show="embed" xlink:actuate="onLoad" draw:mime-type="image/png"/></draw:frame><draw:frame draw:style-name="fr2" draw:name="Image2" text:anchor-type="char" svg:x="-1.776cm" svg:y="11.919cm" svg:width="20.366cm" svg:height="11.455cm" draw:z-index="1"><draw:image xlink:href="Pictures/1000000100000780000004386500B2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1.208cm" svg:y="-0.035cm" svg:width="19.703cm" svg:height="11.083cm" draw:z-index="2"><draw:image xlink:href="Pictures/1000000100000780000004387F853085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x="-1.334cm" svg:y="0.088cm" svg:width="19.756cm" svg:height="10.437cm" draw:z-index="3"><draw:image xlink:href="Pictures/1000000100000560000002D7FDF9A4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width="19.5cm" svg:height="11.737cm" draw:z-index="4"><draw:image xlink:href="Pictures/10000001000004F2000002FACC246E9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19.592cm" svg:height="11.019cm" draw:z-index="5"><draw:image xlink:href="Pictures/100000010000078000000438AE24B1A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ge7" text:anchor-type="char" svg:width="19.263cm" svg:height="10.148cm" draw:z-index="6"><draw:image xlink:href="Pictures/100000010000076C0000038E7E5B5B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8:01:56.691250300</meta:creation-date>
    <dc:date>2025-09-02T08:09:48.021991000</dc:date>
    <meta:editing-duration>PT7M52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